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5.7cm" svg:height="2.9cm" svg:x="3cm" svg:y="2cm">
          <text:p text:style-name="P1">El sistema busca<text:line-break/>taxis cercanos<text:line-break/>disponib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9cm" svg:height="3.3cm" svg:x="2.4cm" svg:y="6.6cm">
          <text:p text:style-name="P1">¿Hay<text:line-break/>candidato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6.7cm" svg:height="2.1cm" svg:x="12.3cm" svg:y="2.8cm">
          <text:p text:style-name="P1">Lo sentimos,<text:line-break/>inténtelo más tar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.2cm" svg:height="2.7cm" svg:x="12.2cm" svg:y="6.9cm">
          <text:p text:style-name="P1">Envía datos<text:line-break/>de misió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8cm" svg:height="3.9cm" svg:x="11.9cm" svg:y="12.1cm">
          <text:p text:style-name="P1">¿Taxista<text:line-break/>acep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5.6cm" svg:height="2.8cm" svg:x="2.8cm" svg:y="14.5cm">
          <text:p text:style-name="P1">Se añade a la lista<text:line-break/>de ofertas al<text:line-break/>cli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2cm" svg:height="3.5cm" svg:x="2.5cm" svg:y="18.9cm">
          <text:p text:style-name="P1">¿Cliente lo<text:line-break/>esco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" draw:id="id9" draw:layer="layout" svg:width="5.5cm" svg:height="2.7cm" svg:x="12.3cm" svg:y="19.3cm">
          <text:p text:style-name="P1">Misión aceptada!</text:p>
          <text:p text:style-name="P1">Se informa forma<text:line-break/>de pago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7.6cm" svg:height="3cm" svg:x="11.2cm" svg:y="24.5cm">
          <text:p text:style-name="P1">Marcar misión como<text:line-break/>completada al termina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7cm" svg:height="1.7cm" svg:x="4.3cm" svg:y="25.2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85cm" svg:y1="4.9cm" svg:x2="5.85cm" svg:y2="6.6cm" draw:start-shape="id1" draw:start-glue-point="2" draw:end-shape="id2" draw:end-glue-point="4" svg:d="M5850 4900v1700" svg:viewBox="0 0 1 1701">
          <text:p/>
        </draw:connector>
        <draw:connector draw:style-name="gr3" draw:text-style-name="P1" draw:layer="layout" draw:type="line" svg:x1="9.3cm" svg:y1="8.25cm" svg:x2="12.3cm" svg:y2="3.85cm" draw:start-shape="id2" draw:start-glue-point="7" draw:end-shape="id3" draw:end-glue-point="3" svg:d="M9300 8250l3000-4400" svg:viewBox="0 0 3001 4401">
          <text:p text:style-name="P1">No<text:tab/><text:tab/></text:p>
        </draw:connector>
        <draw:connector draw:style-name="gr3" draw:text-style-name="P1" draw:layer="layout" draw:type="line" svg:x1="9.3cm" svg:y1="8.25cm" svg:x2="12.2cm" svg:y2="8.25cm" draw:start-shape="id2" draw:start-glue-point="7" draw:end-shape="id4" draw:end-glue-point="3" svg:d="M9300 8250h2900" svg:viewBox="0 0 2901 1">
          <text:p text:style-name="P1"/>
          <text:p text:style-name="P1"/>
          <text:p text:style-name="P1">Si</text:p>
        </draw:connector>
        <draw:connector draw:style-name="gr2" draw:text-style-name="P1" draw:layer="layout" draw:type="line" svg:x1="14.8cm" svg:y1="9.6cm" svg:x2="14.8cm" svg:y2="12.1cm" draw:start-shape="id4" draw:start-glue-point="2" draw:end-shape="id5" draw:end-glue-point="4" svg:d="M14800 9600v2500" svg:viewBox="0 0 1 2501">
          <text:p/>
        </draw:connector>
        <draw:connector draw:style-name="gr3" draw:text-style-name="P1" draw:layer="layout" draw:type="line" svg:x1="11.9cm" svg:y1="14.05cm" svg:x2="8.4cm" svg:y2="15.9cm" draw:start-shape="id5" draw:start-glue-point="5" draw:end-shape="id6" draw:end-glue-point="1" svg:d="M11900 14050l-3500 1850" svg:viewBox="0 0 3501 1851">
          <text:p text:style-name="P1"><text:tab/><text:tab/>Si</text:p>
        </draw:connector>
        <draw:custom-shape draw:style-name="gr1" draw:text-style-name="P1" xml:id="id7" draw:id="id7" draw:layer="layout" svg:width="2.7cm" svg:height="1.7cm" svg:x="5.8cm" svg:y="11.5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9cm" svg:y1="14.05cm" svg:x2="8.5cm" svg:y2="12.35cm" draw:start-shape="id5" draw:start-glue-point="5" draw:end-shape="id7" draw:end-glue-point="1" svg:d="M11900 14050l-3400-1700" svg:viewBox="0 0 3401 1701">
          <text:p text:style-name="P1"><text:tab/><text:tab/>No</text:p>
        </draw:connector>
        <draw:connector draw:style-name="gr2" draw:text-style-name="P1" draw:layer="layout" draw:type="line" svg:x1="5.6cm" svg:y1="17.3cm" svg:x2="5.6cm" svg:y2="18.9cm" draw:start-shape="id6" draw:start-glue-point="2" draw:end-shape="id8" draw:end-glue-point="4" svg:d="M5600 17300v1600" svg:viewBox="0 0 1 1601">
          <text:p/>
        </draw:connector>
        <draw:connector draw:style-name="gr3" draw:text-style-name="P1" draw:layer="layout" draw:type="line" svg:x1="8.7cm" svg:y1="20.65cm" svg:x2="12.3cm" svg:y2="20.65cm" draw:start-shape="id8" draw:start-glue-point="7" draw:end-shape="id9" draw:end-glue-point="3" svg:d="M8700 20650h3600" svg:viewBox="0 0 3601 1">
          <text:p text:style-name="P1">Si</text:p>
          <text:p text:style-name="P1"/>
          <text:p text:style-name="P1"/>
        </draw:connector>
        <draw:connector draw:style-name="gr3" draw:text-style-name="P1" draw:layer="layout" draw:type="line" svg:x1="5.6cm" svg:y1="22.4cm" svg:x2="5.65cm" svg:y2="25.2cm" draw:start-shape="id8" draw:start-glue-point="6" draw:end-shape="id10" draw:end-glue-point="0" svg:d="M5600 22400l50 2800" svg:viewBox="0 0 51 2801">
          <text:p text:style-name="P1"><text:tab/>No</text:p>
        </draw:connector>
        <draw:connector draw:style-name="gr2" draw:text-style-name="P1" draw:layer="layout" draw:type="line" svg:x1="15.05cm" svg:y1="22cm" svg:x2="15cm" svg:y2="24.5cm" draw:start-shape="id9" draw:start-glue-point="2" draw:end-shape="id11" draw:end-glue-point="0" svg:d="M15050 22000l-50 2500" svg:viewBox="0 0 5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22:08:58.926566670</meta:creation-date>
    <dc:date>2016-06-24T22:18:35.978303417</dc:date>
    <meta:editing-duration>PT1M39S</meta:editing-duration>
    <meta:editing-cycles>2</meta:editing-cycles>
    <meta:generator>LibreOffice/4.2.8.2$Linux_X86_64 LibreOffice_project/420m0$Build-2</meta:generator>
    <meta:document-statistic meta:object-count="21"/>
  </office:meta>
</office:document-meta>
</file>